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enlo-Regular" svg:font-family="Menlo-Regular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 style:list-style-name="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Menlo-Regular" fo:font-size="11pt" style:font-name-asian="Menlo-Regular" style:font-size-asian="11pt" style:font-name-complex="Menlo-Regular" style:font-size-complex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ongod --dbpath /Users/admin/Desktop/Bachelor/mongodb-dat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enlo-Regular" svg:font-family="Menlo-Regular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anja Polz</meta:initial-creator>
    <meta:creation-date>2020-02-13T13:45:13</meta:creation-date>
    <meta:document-statistic meta:table-count="0" meta:image-count="0" meta:object-count="0" meta:page-count="1" meta:paragraph-count="1" meta:word-count="4" meta:character-count="58"/>
    <dc:date>2020-02-13T13:45:25</dc:date>
    <dc:creator>Tanja Polz</dc:creator>
    <meta:editing-duration>PT12S</meta:editing-duration>
    <meta:editing-cycles>1</meta:editing-cycles>
    <meta:generator>OpenOffice/4.1.5$Unix OpenOffice.org_project/415m1$Build-9789</meta:generator>
  </office:meta>
</office:document-meta>
</file>